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25-01-2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24-10-0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24-01-29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23-09-11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23-01-31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22-10-18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22-01-20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20-12-0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20-01-22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9-08-26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9-02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8-01-11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7-01-31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6-01-1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5-08-2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5-01-27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4-01-1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3-08-12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3-01-07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2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1-12-14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1-09-27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1-01-06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10-01-0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9-01-09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8-10-01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8-01-17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7-09-21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7-01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6-09-0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6-01-2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5-08-19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5-01-25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4-11-1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4-09-02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4-04-15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4-02-1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3-09-09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3-01-17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2-11-08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2-06-04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2-05-08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2-01-08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1-08-30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1-05-07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1-01-0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0-12-08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0-10-1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0-05-18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2000-01-26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9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8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3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7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7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2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6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5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5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5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5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5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5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5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5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283101</text:p>
          </table:table-cell>
          <table:table-cell office:value-type="string" calcext:value-type="string">
            <text:p>195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31" meta:object-count="0"/>
    <meta:user-defined meta:name="AppVersion">3.0</meta:user-defined>
  </office:meta>
</office:document-meta>
</file>